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50%" fo:text-align="center" style:justify-single-word="false">
        <style:tab-stops>
          <style:tab-stop style:position="1.27cm"/>
          <style:tab-stop style:position="15.558cm"/>
        </style:tab-stops>
      </style:paragraph-properties>
    </style:style>
    <style:style style:name="P2" style:family="paragraph" style:parent-style-name="Standard">
      <style:paragraph-properties fo:margin-top="0cm" fo:margin-bottom="0.212cm" fo:line-height="150%" fo:text-align="center" style:justify-single-word="false">
        <style:tab-stops>
          <style:tab-stop style:position="1.27cm"/>
          <style:tab-stop style:position="15.558cm"/>
        </style:tab-stops>
      </style:paragraph-properties>
      <style:text-properties style:font-name="Georgia" fo:font-size="11pt" style:text-underline-style="none" fo:font-weight="bold" style:font-name-asian="Georgia" style:font-size-asian="11pt" style:font-weight-asian="bold" style:font-name-complex="Georgia" style:font-size-complex="11pt" style:font-weight-complex="bold"/>
    </style:style>
    <style:style style:name="P3" style:family="paragraph" style:parent-style-name="Standard" style:master-page-name="Standard">
      <style:paragraph-properties fo:margin-top="0cm" fo:margin-bottom="0.212cm" fo:line-height="150%" fo:text-align="center" style:justify-single-word="false" style:page-number="auto">
        <style:tab-stops>
          <style:tab-stop style:position="1.27cm"/>
          <style:tab-stop style:position="15.558cm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erif1"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P11" style:family="paragraph" style:parent-style-name="Text_20_body">
      <style:paragraph-properties fo:margin-top="0cm" fo:margin-bottom="0.212cm" fo:text-align="center" style:justify-single-word="false"/>
      <style:text-properties style:font-name="Liberation Serif1"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P12" style:family="paragraph" style:parent-style-name="_3f__3f__3f__3f__3f__3f__3f__3f__3f_">
      <style:paragraph-properties fo:text-align="center" style:justify-single-word="false"/>
    </style:style>
    <style:style style:name="P13" style:family="paragraph" style:parent-style-name="_3f__3f__3f__3f__3f__3f__3f__3f__3f_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" style:font-size-asian="11pt" style:font-weight-asian="bold" style:font-name-complex="Georgia" style:font-size-complex="11pt" style:font-weight-complex="bold"/>
    </style:style>
    <style:style style:name="T2" style:family="text">
      <style:text-properties style:font-name="Georgia" fo:font-size="11pt" style:text-underline-style="none" fo:font-weight="bold" style:font-name-asian="Georgia" style:font-size-asian="11pt" style:font-weight-asian="bold" style:font-name-complex="Georgia" style:font-size-complex="11pt" style:font-weight-complex="bold"/>
    </style:style>
    <style:style style:name="T3" style:family="text">
      <style:text-properties style:font-name="Georgia" fo:font-size="11pt" style:text-underline-style="solid" style:text-underline-width="auto" style:text-underline-color="font-color" fo:font-weight="bold" style:font-name-asian="Georgia" style:font-size-asian="11pt" style:font-weight-asian="bold" style:font-name-complex="Georgia" style:font-size-complex="11pt" style:font-weight-complex="bold"/>
    </style:style>
    <style:style style:name="T4" style:family="text">
      <style:text-properties style:font-name="Georgia" fo:font-size="11pt" style:text-underline-style="none" fo:font-weight="bold" style:font-name-asian="Georgia" style:font-size-asian="11pt" style:font-weight-asian="bold" style:font-name-complex="Georgia" style:font-size-complex="11pt" style:font-weight-complex="bold"/>
    </style:style>
    <style:style style:name="T5" style:family="text">
      <style:text-properties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6" style:family="text">
      <style:text-properties style:font-name="Liberation Sans" fo:font-size="16pt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7" style:family="text">
      <style:text-properties style:font-name="Liberation Serif1"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8" style:family="text">
      <style:text-properties style:font-name="Liberation Serif1"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МОСКОВСКИЙ</text:span><text:span text:style-name="T1"> </text:span><text:span text:style-name="T1">ГОСУДАРСТВЕННЫЙ</text:span><text:span text:style-name="T1"> </text:span><text:span text:style-name="T1">УНИВЕРСИТЕТ</text:span><text:span text:style-name="T1"> </text:span><text:span text:style-name="T1">имени</text:span><text:span text:style-name="T1"> </text:span><text:span text:style-name="T1">М</text:span><text:span text:style-name="T1">.</text:span><text:span text:style-name="T1">В</text:span><text:span text:style-name="T1">.</text:span><text:span text:style-name="T1">ЛОМОНОСОВА</text:span></text:p>
      <text:p text:style-name="P1"><text:span text:style-name="T2">МЕХАНИКО</text:span><text:span text:style-name="T2">-</text:span><text:span text:style-name="T2">МАТЕМАТИЧЕСКИЙ</text:span><text:span text:style-name="T2"> </text:span><text:span text:style-name="T2">ФАКУЛЬТЕТ</text:span></text:p>
      <text:p text:style-name="P2"/>
      <text:p text:style-name="P13"/>
      <text:p text:style-name="P13"/>
      <text:p text:style-name="P12"><text:span text:style-name="T5">Дипломная</text:span><text:span text:style-name="T5"> </text:span><text:span text:style-name="T5">работа</text:span></text:p>
      <text:p text:style-name="P4"><text:span text:style-name="T7">студента</text:span><text:span text:style-name="T7"> 5 </text:span><text:span text:style-name="T7">курса</text:span><text:span text:style-name="T7"> </text:span><text:span text:style-name="T7">Палачева И. А</text:span><text:span text:style-name="T7">.</text:span></text:p>
      <text:p text:style-name="P13"/>
      <text:p text:style-name="P12"><text:span text:style-name="T5">Коррекция многогранников</text:span></text:p>
      <text:p text:style-name="P4"><text:span text:style-name="T5">с помощью локальных деформаций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7">Научный</text:span><text:span text:style-name="T7"> </text:span><text:span text:style-name="T7">руководитель</text:span><text:span text:style-name="T7">: </text:span><text:span text:style-name="T7">к</text:span><text:span text:style-name="T7">.</text:span><text:span text:style-name="T7">ф</text:span><text:span text:style-name="T7">.-</text:span><text:span text:style-name="T7">м</text:span><text:span text:style-name="T7">.</text:span><text:span text:style-name="T7">н</text:span><text:span text:style-name="T7">. Валединский В. Д.</text:span></text:p>
      <text:p text:style-name="P8"/>
      <text:p text:style-name="P8"/>
      <text:p text:style-name="P9"/>
      <text:p text:style-name="P9"/>
      <text:p text:style-name="P9"/>
      <text:p text:style-name="P10">Москва</text:p>
      <text:p text:style-name="P11"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ru" fo:country="RU" style:letter-kerning="true" style:font-name-asian="Liberation Serif1" style:font-size-asian="12pt" style:font-name-complex="Liberation Serif1" style:font-size-complex="12pt" fo:hyphenate="false" fo:hyphenation-remain-char-count="2" fo:hyphenation-push-char-count="2"/>
    </style:style>
    <style:style style:name="Heading" style:family="paragraph" style:parent-style-name="_3f__3f__3f__3f__3f__3f__3f__3f__3f_" style:next-style-name="Subtitle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Liberation Sans" style:font-size-asian="14pt" style:font-name-complex="Liberation Sans" style:font-size-complex="14pt"/>
    </style:style>
    <style:style style:name="Subtitle" style:family="paragraph" style:parent-style-name="_3f__3f__3f__3f__3f__3f__3f__3f__3f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</meta:initial-creator>
    <meta:creation-date>2012-05-01T18:53:41</meta:creation-date>
    <dc:date>2012-05-04T17:58:58</dc:date>
    <meta:editing-cycles>2</meta:editing-cycles>
    <meta:editing-duration>PT32M30S</meta:editing-duration>
    <meta:generator>LibreOffice/3.4$Linux LibreOffice_project/340m1$Build-402</meta:generator>
    <meta:document-statistic meta:table-count="0" meta:image-count="0" meta:object-count="0" meta:page-count="1" meta:paragraph-count="9" meta:word-count="29" meta:character-count="252" meta:non-whitespace-character-count="232"/>
    <meta:user-defined meta:name="Поле 1"/>
    <meta:user-defined meta:name="Поле 2"/>
    <meta:user-defined meta:name="Поле 3"/>
    <meta:user-defined meta:name="Поле 4"/>
  </office:meta>
</office:document-meta>
</file>